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0">
      <style:paragraph-properties fo:margin-top="0cm" fo:margin-bottom="0cm" loext:contextual-spacing="true" fo:line-height="150%" fo:text-align="start" style:justify-single-word="false"/>
      <style:text-properties style:font-name="Times New Roman" fo:font-size="14pt" officeooo:paragraph-rsid="0001d5e0" style:font-size-asian="14pt" style:font-size-complex="14pt"/>
    </style:style>
    <style:style style:name="P2" style:family="paragraph" style:parent-style-name="Standard">
      <style:paragraph-properties fo:text-align="center" style:justify-single-word="false"/>
      <style:text-properties officeooo:paragraph-rsid="0001d5e0" style:language-asian="ru" style:country-asian="RU"/>
    </style:style>
    <style:style style:name="P3" style:family="paragraph" style:parent-style-name="Standard">
      <style:text-properties style:font-name="Times New Roman" fo:font-size="14pt" style:font-size-asian="14pt" style:font-size-complex="14pt"/>
    </style:style>
    <style:style style:name="P4" style:family="paragraph" style:parent-style-name="Standard">
      <style:text-properties style:font-name="Times New Roman" fo:font-size="14pt" officeooo:rsid="0001d5e0" officeooo:paragraph-rsid="0001d5e0" style:font-size-asian="14pt" style:font-size-complex="14pt"/>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list-style-name="WWNum5">
      <style:paragraph-properties fo:margin-top="0cm" fo:margin-bottom="0cm" loext:contextual-spacing="false" fo:line-height="150%"/>
      <style:text-properties style:font-name="Times New Roman" fo:font-size="14pt" officeooo:paragraph-rsid="0001d5e0" style:font-size-asian="14pt" style:font-size-complex="14pt"/>
    </style:style>
    <style:style style:name="P7" style:family="paragraph" style:parent-style-name="Standard">
      <style:paragraph-properties fo:margin-top="0cm" fo:margin-bottom="0cm" loext:contextual-spacing="false" fo:line-height="150%" fo:text-align="start" style:justify-single-word="false"/>
      <style:text-properties style:font-name="Times New Roman" fo:font-size="14pt" officeooo:paragraph-rsid="0001d5e0" style:font-size-asian="14pt" style:font-size-complex="14pt"/>
    </style:style>
    <style:style style:name="P8" style:family="paragraph" style:parent-style-name="Standard">
      <style:paragraph-properties fo:margin-top="0cm" fo:margin-bottom="0cm" loext:contextual-spacing="false" fo:line-height="150%" fo:text-align="center" style:justify-single-word="false"/>
      <style:text-properties style:font-name="Times New Roman" fo:font-size="16pt" fo:font-weight="bold" officeooo:paragraph-rsid="0001d5e0" style:font-size-asian="16pt" style:font-weight-asian="bold" style:font-size-complex="16pt" style:font-weight-complex="bold"/>
    </style:style>
    <style:style style:name="P9" style:family="paragraph" style:parent-style-name="Standard">
      <style:paragraph-properties fo:margin-top="0cm" fo:margin-bottom="0cm" loext:contextual-spacing="false" fo:line-height="150%" fo:break-before="page"/>
      <style:text-properties officeooo:paragraph-rsid="0001d5e0"/>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01d5e0"/>
    </style:style>
    <style:style style:name="P11" style:family="paragraph" style:parent-style-name="Standard">
      <style:paragraph-properties fo:margin-left="0cm" fo:margin-right="0cm" fo:margin-top="0cm" fo:margin-bottom="0cm" loext:contextual-spacing="false" fo:line-height="150%" fo:text-align="start" style:justify-single-word="false" fo:text-indent="1.251cm" style:auto-text-indent="false"/>
      <style:text-properties style:font-name="Times New Roman" fo:font-size="14pt" officeooo:paragraph-rsid="0001d5e0" style:font-size-asian="14pt" style:font-size-complex="14pt"/>
    </style:style>
    <style:style style:name="P12" style:family="paragraph" style:parent-style-name="Standard">
      <style:paragraph-properties fo:margin-left="0cm" fo:margin-right="0cm" fo:line-height="150%" fo:text-align="center" style:justify-single-word="false" fo:text-indent="1.251cm" style:auto-text-indent="false" fo:keep-with-next="always"/>
      <style:text-properties officeooo:paragraph-rsid="0001d5e0"/>
    </style:style>
    <style:style style:name="P13" style:family="paragraph" style:parent-style-name="caption">
      <style:paragraph-properties fo:text-align="center" style:justify-single-word="false"/>
      <style:text-properties officeooo:paragraph-rsid="0001d5e0"/>
    </style:style>
    <style:style style:name="T1" style:family="text">
      <style:text-properties fo:language="ru" fo:country="RU"/>
    </style:style>
    <style:style style:name="T2" style:family="text">
      <style:text-properties fo:language="ru" fo:country="RU" officeooo:rsid="0000c169"/>
    </style:style>
    <style:style style:name="T3" style:family="text">
      <style:text-properties fo:language="ru" fo:country="RU" officeooo:rsid="0001d5e0" style:language-asian="ru" style:country-asian="RU"/>
    </style:style>
    <style:style style:name="T4" style:family="text">
      <style:text-properties officeooo:rsid="0001d5e0"/>
    </style:style>
    <style:style style:name="T5" style:family="text">
      <style:text-properties fo:language="en" fo:country="US"/>
    </style:style>
    <style:style style:name="T6" style:family="text">
      <style:text-properties fo:language="en" fo:country="US" style:language-asian="ru" style:country-asian="RU"/>
    </style:style>
    <style:style style:name="T7" style:family="text">
      <style:text-properties fo:language="en" fo:country="US" fo:font-weight="bold" style:language-asian="ru" style:country-asian="RU" style:font-weight-asian="bold"/>
    </style:style>
    <style:style style:name="T8" style:family="text">
      <style:text-properties style:language-asian="ru" style:country-asian="RU"/>
    </style:style>
    <style:style style:name="T9" style:family="text">
      <style:text-properties officeooo:rsid="0001d5e0" style:language-asian="ru" style:country-asian="RU"/>
    </style:style>
    <style:style style:name="T10" style:family="text">
      <style:text-properties style:text-position="sub 58%" fo:language="en" fo:country="US"/>
    </style:style>
    <style:style style:name="T11" style:family="text">
      <style:text-properties style:text-position="sub 58%" fo:language="en" fo:country="US" style:language-asian="ru" style:country-asian="RU"/>
    </style:style>
    <style:style style:name="T12" style:family="text">
      <style:text-properties fo:font-weight="bold" style:language-asian="ru" style:country-asian="RU" style:font-weight-asian="bold"/>
    </style:style>
    <style:style style:name="T13" style:family="text">
      <style:text-properties style:font-name="Times New Roman" fo:font-size="14pt" fo:language="en" fo:country="US" style:font-size-asian="14pt" style:language-asian="ru" style:country-asian="RU"/>
    </style:style>
    <style:style style:name="T14" style:family="text">
      <style:text-properties style:font-name="Times New Roman" fo:font-size="14pt" fo:language="en" fo:country="US" officeooo:rsid="0001d5e0" style:font-size-asian="14pt" style:language-asian="ru" style:country-asian="RU"/>
    </style:style>
    <style:style style:name="T15" style:family="text">
      <style:text-properties style:font-name="Times New Roman" fo:font-size="14pt" style:font-size-asian="14pt" style:language-asian="ru" style:country-asian="RU"/>
    </style:style>
    <style:style style:name="T16" style:family="text">
      <style:text-properties style:font-name="Times New Roman" fo:language="en" fo:country="US" style:language-asian="ru" style:country-asian="RU"/>
    </style:style>
    <style:style style:name="T17" style:family="text">
      <style:text-properties style:font-name="Times New Roman" style:language-asian="ru" style:country-asian="RU"/>
    </style:style>
    <style:style style:name="T18" style:family="text">
      <style:text-properties fo:color="#000000" fo:font-size="14pt" fo:font-style="normal" style:font-size-asian="14pt" style:font-style-asian="normal"/>
    </style:style>
    <style:style style:name="T19" style:family="text">
      <style:text-properties fo:color="#000000" fo:font-size="14pt" fo:language="en" fo:country="US" fo:font-style="normal" style:font-size-asian="14pt" style:font-style-asian="normal"/>
    </style:style>
    <style:style style:name="fr1"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Математическая</text:span> <text:span text:style-name="T2">постановка</text:span> <text:span text:style-name="T2">задачи</text:span></text:p>
      <text:p text:style-name="P3"><text:span text:style-name="T2"/></text:p>
      <text:p text:style-name="P4"><text:span text:style-name="T2">Д</text:span><text:span text:style-name="T1">ля защиты при обмене данными между нашим приложением (</text:span><text:span text:style-name="T5">Client</text:span><text:span text:style-name="T1">) и сервером, мы использовали алгоритм шифрования</text:span><text:span text:style-name="T5"> RSA</text:span></text:p>
      <text:list xml:id="list677413776" text:style-name="WWNum5">
        <text:list-item>
          <text:list>
            <text:list-item>
              <text:list>
                <text:list-header>
                  <text:p text:style-name="P6"/>
                </text:list-header>
              </text:list>
            </text:list-item>
          </text:list>
        </text:list-item>
      </text:list>
      <text:p text:style-name="P8"><text:bookmark-start text:name="_Toc11501565"/>Алгоритм RSA<text:bookmark-end text:name="_Toc11501565"/></text:p>
      <text:p text:style-name="P11"><text:span text:style-name="T8">RSA (аббревиатура от фамилий Rivest, Shamir и Adleman) — криптографический алгоритм с открытым ключом, основывающийся на вычислительной сложности задачи факторизации больших целых чисел. Алгоритм RSA стал первым алгоритмом, пригодным и для шифрования, и для цифровой подписи.</text:span></text:p>
      <text:p text:style-name="P11"><text:span text:style-name="T8">В отличие от традиционных симметричных систем шифрования, RSA работает с двумя различными ключами: публичным и частным. Оба они дополняют друг друга, что означает, что сообщение, зашифрованное одним из них, может быть дешифровано только его дополняющей стороной. Поскольку частный ключ не может быть вычислен из открытого ключа, последний, как правило, доступен для общественности.</text:span></text:p>
      <text:p text:style-name="P11"><text:span text:style-name="T8">Безопасность алгоритма RSA основана на трудоемкости разложения на множители (факторизации) больших чисел. Открытый и закрытый ключ являются функциями двух больших простых чисел, разрядностью 100-200 десятичных цифр или даже больше. Предполагается, что восстановление открытого текста по шифрованным данным и открытому ключу равносильно разложению числа на два больших простых множителя.</text:span></text:p>
      <text:p text:style-name="P11"><text:span text:style-name="T8"/></text:p>
      <text:p text:style-name="P11"><text:span text:style-name="T8">В данном алгоритме имеется открытый ключ и закрытый ключ. Работа алгоритма происходит следующим образом:</text:span></text:p>
      <text:p text:style-name="P11"><text:span text:style-name="T8">Осуществляется генерация ключей: выбираются два достаточно больших случайных простых числа разрядностью 100-200 единиц или больше. Для большей безопасности ключи должны иметь равную длину.</text:span></text:p>
      <text:p text:style-name="P11"><text:soft-page-break/><text:span text:style-name="T8">Затем вычисляется произведение </text:span><text:span text:style-name="T6">N</text:span><text:span text:style-name="T8"> = </text:span><text:span text:style-name="T6">p</text:span><text:span text:style-name="T8"> * </text:span><text:span text:style-name="T6">q</text:span><text:span text:style-name="T8">.</text:span></text:p>
      <text:p text:style-name="P11"><text:span text:style-name="T8">После случайно выбирается ключ шифрования </text:span><text:span text:style-name="T6">E</text:span><text:span text:style-name="T8">, такой, что</text:span></text:p>
      <text:p text:style-name="P11"><text:span text:style-name="T6">E</text:span><text:span text:style-name="T8"> и (</text:span><text:span text:style-name="T6">p</text:span><text:span text:style-name="T8">-1)*(</text:span><text:span text:style-name="T6">q</text:span><text:span text:style-name="T8">-1) являются взаимно простыми числами.</text:span></text:p>
      <text:p text:style-name="P11"><text:span text:style-name="T8">Следом с помощью расширенного алгоритма Евклида вычисляется закрытый ключ шифрования </text:span><text:span text:style-name="T6">D</text:span><text:span text:style-name="T8">, удовлетворяющий условию:</text:span></text:p>
      <text:p text:style-name="P11"><text:span text:style-name="T8">E</text:span><text:span text:style-name="T12"> * </text:span><text:span text:style-name="T8">D</text:span><text:span text:style-name="T12"> </text:span><text:span text:style-name="T8">≡</text:span><text:span text:style-name="T12"> </text:span><text:span text:style-name="T8">1</text:span><text:span text:style-name="T12"> * </text:span><text:span text:style-name="T8">mod</text:span><text:span text:style-name="T12"> *</text:span><text:span text:style-name="T8">(p−1)</text:span><text:span text:style-name="T12"> * </text:span><text:span text:style-name="T8">(q−1)</text:span></text:p>
      <text:p text:style-name="P7"><text:span text:style-name="T8">Где</text:span></text:p>
      <text:list xml:id="list2204026708" text:style-name="WWNum20">
        <text:list-item>
          <text:p text:style-name="P1"><text:span text:style-name="T6">E</text:span><text:span text:style-name="T8"> – открытый ключ шифрования</text:span></text:p>
        </text:list-item>
        <text:list-item>
          <text:p text:style-name="P1"><text:span text:style-name="T8">D - закрытый ключ шифрования</text:span></text:p>
        </text:list-item>
        <text:list-item>
          <text:p text:style-name="P1"><text:span text:style-name="T6">p</text:span><text:span text:style-name="T8"> и </text:span><text:span text:style-name="T6">q</text:span><text:span text:style-name="T8"> – случайные простые числа.</text:span></text:p>
        </text:list-item>
      </text:list>
      <text:p text:style-name="P11"><text:span text:style-name="T8">Заметим, что D и N также взаимно простые числа. Числа E и N – это открытый ключ, а число D – закрытый. Два простых числа p и q больше не нужны. Они могут быть отброшены, но не должны быть раскрыты.</text:span></text:p>
      <text:p text:style-name="P11"><text:span text:style-name="T8">При шифровании сообщение M сначала разбивается на цифровые блоки, размерами меньше N (для двоичных данных выбирается самая большая степень числа 2, меньшая N). То есть, если p и q являются 100-разрядными простыми числами, то N будет содержать около 200 разрядов, и каждый блок сообщения </text:span><draw:frame draw:style-name="fr1" text:anchor-type="as-char" svg:width="0.496cm" svg:height="0.531cm" draw:z-index="0"><draw:object xlink:href="./Object 1" xlink:type="simple" xlink:show="embed" xlink:actuate="onLoad"/><draw:image xlink:href="./ObjectReplacements/Object 1" xlink:type="simple" xlink:show="embed" xlink:actuate="onLoad"/><svg:desc>формула</svg:desc></draw:frame><text:span text:style-name="T8"><text:s/>должен быть около 200 разрядов в длину (Если нужно зашифровать фиксированное число блоков, их можно дополнить несколькими нулями слева, чтобы гарантировать, что блоки всегда будут меньше N). Зашифрованное сообщение С будет состоять из блоков </text:span><draw:frame draw:style-name="fr1" draw:name="Объект1" text:anchor-type="as-char" svg:width="0.383cm" svg:height="0.531cm" draw:z-index="1"><draw:object xlink:href="./Object 2" xlink:type="simple" xlink:show="embed" xlink:actuate="onLoad"/><draw:image xlink:href="./ObjectReplacements/Object 2" xlink:type="simple" xlink:show="embed" xlink:actuate="onLoad"/><svg:desc>формула</svg:desc></draw:frame><text:span text:style-name="T8"><text:s/>такой же самой длины. Формула шифрования выглядит </text:span><text:span text:style-name="T3">так</text:span><text:span text:style-name="T8">:</text:span></text:p>
      <text:p text:style-name="P11"><draw:frame draw:style-name="fr1" draw:name="Объект2" text:anchor-type="as-char" svg:width="2.521cm" svg:height="0.591cm" draw:z-index="2"><draw:object xlink:href="./Object 3" xlink:type="simple" xlink:show="embed" xlink:actuate="onLoad"/><draw:image xlink:href="./ObjectReplacements/Object 3" xlink:type="simple" xlink:show="embed" xlink:actuate="onLoad"/><svg:desc>формула</svg:desc></draw:frame></text:p>
      <text:p text:style-name="P11"><text:span text:style-name="T8">При расшифровке сообщения для каждого зашифрованного блока Сi вычисляется по следующей формуле: </text:span></text:p>
      <text:p text:style-name="P7"><draw:frame draw:style-name="fr1" draw:name="Объект3" text:anchor-type="as-char" svg:width="2.549cm" svg:height="0.591cm" draw:z-index="3"><draw:object xlink:href="./Object 4" xlink:type="simple" xlink:show="embed" xlink:actuate="onLoad"/><draw:image xlink:href="./ObjectReplacements/Object 4" xlink:type="simple" xlink:show="embed" xlink:actuate="onLoad"/><svg:desc>формула</svg:desc></draw:frame></text:p>
      <text:p text:style-name="P11"><text:span text:style-name="T8">Точно также сообщение может быть зашифровано с помощью D, а расшифровано с помощью 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Label_20_20" style:display-name="ListLabel 20" style:family="text">
      <style:text-properties fo:font-size="14pt" fo:font-weight="bold" style:font-size-asian="14pt" style:font-weight-asian="bold" style:font-size-complex="14pt"/>
    </style:style>
    <style:style style:name="ListLabel_20_21" style:display-name="ListLabel 21" style:family="text">
      <style:text-properties fo:font-size="14pt" fo:font-weight="bold" style:font-size-asian="14pt" style:font-weight-asian="bold" style:font-size-complex="14pt"/>
    </style:style>
    <style:style style:name="ListLabel_20_74" style:display-name="ListLabel 74" style:family="text">
      <style:text-properties fo:font-size="14pt" style:font-size-asian="14pt" style:font-size-complex="14pt"/>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21"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 LibreOffice_project/747b5d0ebf89f41c860ec2a39efd7cb15b54f2d8</meta:generator>
    <dc:date>2020-05-19T13:29:43.360000000</dc:date>
    <meta:editing-duration>PT1H4M39S</meta:editing-duration>
    <meta:editing-cycles>1</meta:editing-cycles>
    <meta:document-statistic meta:table-count="0" meta:image-count="0" meta:object-count="4" meta:page-count="2" meta:paragraph-count="23" meta:word-count="408" meta:character-count="2837" meta:non-whitespace-character-count="2445"/>
  </office:meta>
</office:document-meta>
</file>

<file path=Object 1/content.xml><?xml version="1.0" encoding="utf-8"?>
<math xmlns="http://www.w3.org/1998/Math/MathML" display="block">
  <semantics>
    <msub>
      <mi>M</mi>
      <mi>i</mi>
    </msub>
    <annotation encoding="StarMath 5.0">{M} rsub {i}</annotation>
  </semantics>
</math>
</file>

<file path=Object 2/content.xml><?xml version="1.0" encoding="utf-8"?>
<math xmlns="http://www.w3.org/1998/Math/MathML" display="block">
  <semantics>
    <msub>
      <mi>C</mi>
      <mi>i</mi>
    </msub>
    <annotation encoding="StarMath 5.0">{C} rsub {i}</annotation>
  </semantics>
</math>
</file>

<file path=Object 3/content.xml><?xml version="1.0" encoding="utf-8"?>
<math xmlns="http://www.w3.org/1998/Math/MathML" display="block">
  <semantics>
    <mrow>
      <mrow>
        <msub>
          <mi>M</mi>
          <mi>i</mi>
        </msub>
        <mo stretchy="false">=</mo>
        <msubsup>
          <mi>C</mi>
          <mi>i</mi>
          <mi>E</mi>
        </msubsup>
      </mrow>
      <mi mathvariant="italic">mod</mi>
      <mi>N</mi>
    </mrow>
    <annotation encoding="StarMath 5.0">{M} rsub {i} = {C} rsub {i} rsup {E} mod N</annotation>
  </semantics>
</math>
</file>

<file path=Object 4/content.xml><?xml version="1.0" encoding="utf-8"?>
<math xmlns="http://www.w3.org/1998/Math/MathML" display="block">
  <semantics>
    <mrow>
      <mrow>
        <msub>
          <mi>M</mi>
          <mi>i</mi>
        </msub>
        <mo stretchy="false">=</mo>
        <msubsup>
          <mi>C</mi>
          <mi>i</mi>
          <mi>D</mi>
        </msubsup>
      </mrow>
      <mi mathvariant="italic">mod</mi>
      <mi>N</mi>
    </mrow>
    <annotation encoding="StarMath 5.0">{M} rsub {i} = {C} rsub {i} rsup {D} mod N</annotation>
  </semantics>
</math>
</file>